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0d5" officeooo:paragraph-rsid="000cd0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kdir &lt;directory&gt; <text:s text:c="10"/># Create a new directory</text:p>
      <text:p text:style-name="Standard">mkdir -p path/to/dir <text:s text:c="7"/># Create nested directories (parent dirs if needed)</text:p>
      <text:p text:style-name="Standard">mkdir -v &lt;dir&gt; <text:s text:c="13"/># Create directory and show a message for each one</text:p>
      <text:p text:style-name="Standard"/>
      <text:p text:style-name="Standard">rmdir &lt;directory&gt; <text:s text:c="10"/># Remove an empty directory</text:p>
      <text:p text:style-name="Standard">rmdir -p path/to/dir <text:s text:c="7"/># Remove nested empty directories</text:p>
      <text:p text:style-name="Standard">rmdir -v &lt;dir&gt; <text:s text:c="13"/># Show message when directory is removed</text:p>
      <text:p text:style-name="Standard"/>
      <text:p text:style-name="Standard">rm &lt;file&gt; <text:s text:c="18"/># Remove a file</text:p>
      <text:p text:style-name="Standard">rm -r &lt;directory&gt; <text:s text:c="10"/># Recursively remove a non-empty directory</text:p>
      <text:p text:style-name="Standard">rm -ri &lt;directory&gt; <text:s text:c="9"/># Prompt before deleting each file/directory</text:p>
      <text:p text:style-name="Standard"/>
      <text:p text:style-name="Standard">touch &lt;file&gt; <text:s text:c="15"/># Create a blank file (or update its timestamp)</text:p>
      <text:p text:style-name="Standard"/>
      <text:p text:style-name="Standard">cp &lt;source&gt; &lt;dest&gt; <text:s text:c="9"/># Copy file to file or directory</text:p>
      <text:p text:style-name="Standard">cp -r &lt;dir&gt; &lt;dest&gt; <text:s text:c="9"/># Recursively copy directories</text:p>
      <text:p text:style-name="Standard"/>
      <text:p text:style-name="Standard">mv &lt;source&gt; &lt;dest&gt; <text:s text:c="9"/># Move or rename file/directory</text:p>
      <text:p text:style-name="Standard"/>
      <text:p text:style-name="Standard"><text:line-break/><text:line-break/>🔍 Manual Pages &amp; Help</text:p>
      <text:p text:style-name="Standard"/>
      <text:p text:style-name="Standard">man &lt;command&gt; <text:s text:c="14"/># Show the manual (help) page for a command</text:p>
      <text:p text:style-name="Standard">man -k &lt;keyword&gt; <text:s text:c="11"/># Search for commands related to a keyword</text:p>
      <text:p text:style-name="Standard">/&lt;term&gt; <text:s text:c="20"/># Search for a term within an open man page</text:p>
      <text:p text:style-name="Standard">n <text:s text:c="26"/># Go to the next match in man page search</text:p>
      <text:p text:style-name="Standard"/>
      <text:p text:style-name="Standard"><text:line-break/><text:line-break/>📄 Viewing File Contents</text:p>
      <text:p text:style-name="Standard"/>
      <text:p text:style-name="Standard">cat &lt;file&gt; <text:s text:c="17"/># Display full contents of a file (good for small files)</text:p>
      <text:p text:style-name="Standard">less &lt;file&gt; <text:s text:c="16"/># View file page by page (use arrow keys, q to quit)</text:p>
      <text:p text:style-name="Standard">Ctrl + C <text:s text:c="19"/># Cancel a running command (e.g., stuck cat)</text:p>
      <text:p text:style-name="Standard"/>
      <text:p text:style-name="Standard"><text:line-break/>✍️ Editing Files with Vi</text:p>
      <text:p text:style-name="Standard"/>
      <text:p text:style-name="Standard">vi &lt;file&gt; <text:s text:c="18"/># Open or create a file in Vi editor</text:p>
      <text:p text:style-name="Standard"/>
      <text:p text:style-name="Standard"><text:line-break/><text:line-break/>🖊️ Vi – Insert Mode</text:p>
      <text:p text:style-name="Standard"/>
      <text:p text:style-name="Standard">i <text:s text:c="26"/># Switch to insert mode to start typing</text:p>
      <text:p text:style-name="Standard">Esc <text:s text:c="24"/># Exit insert mode (back to command mode)</text:p>
      <text:p text:style-name="Standard"/>
      <text:p text:style-name="Standard"><text:line-break/><text:line-break/><text:line-break/><text:soft-page-break/><text:line-break/>💾 Vi – Saving &amp; Quitting</text:p>
      <text:p text:style-name="Standard"/>
      <text:p text:style-name="Standard">ZZ <text:s text:c="25"/># Save and quit (must be in command mode)</text:p>
      <text:p text:style-name="Standard">:w <text:s text:c="25"/># Save the file (write)</text:p>
      <text:p text:style-name="Standard">:q! <text:s text:c="24"/># Quit without saving changes</text:p>
      <text:p text:style-name="Standard">:wq <text:s text:c="24"/># Save and quit</text:p>
      <text:p text:style-name="Standard"/>
      <text:p text:style-name="Standard"><text:line-break/><text:line-break/>🧭 Vi – Navigation Commands</text:p>
      <text:p text:style-name="Standard"/>
      <text:p text:style-name="Standard">Arrow keys <text:s text:c="16"/># Move cursor (also: h=left, j=down, k=up, l=right)</text:p>
      <text:p text:style-name="Standard">^ <text:s text:c="25"/># Move to beginning of line</text:p>
      <text:p text:style-name="Standard">$ <text:s text:c="25"/># Move to end of line</text:p>
      <text:p text:style-name="Standard">nG <text:s text:c="24"/># Go to line number n (e.g., 5G goes to line 5)</text:p>
      <text:p text:style-name="Standard">G <text:s text:c="25"/># Go to the last line</text:p>
      <text:p text:style-name="Standard">w <text:s text:c="25"/># Move to the start of the next word</text:p>
      <text:p text:style-name="Standard">2w <text:s text:c="24"/># Move forward 2 words</text:p>
      <text:p text:style-name="Standard">b <text:s text:c="25"/># Move to beginning of previous word</text:p>
      <text:p text:style-name="Standard">2b <text:s text:c="24"/># Move backward 2 words</text:p>
      <text:p text:style-name="Standard">{ <text:s text:c="25"/># Move to beginning of previous paragraph</text:p>
      <text:p text:style-name="Standard">} <text:s text:c="25"/># Move to beginning of next paragraph</text:p>
      <text:p text:style-name="Standard">:set nu <text:s text:c="19"/># Show line numbers</text:p>
      <text:p text:style-name="Standard"/>
      <text:p text:style-name="Standard"><text:line-break/><text:line-break/>❌ Vi – Deleting Content</text:p>
      <text:p text:style-name="Standard"/>
      <text:p text:style-name="Standard">x <text:s text:c="25"/># Delete the character under the cursor</text:p>
      <text:p text:style-name="Standard">5x <text:s text:c="24"/># Delete 5 characters</text:p>
      <text:p text:style-name="Standard">dd <text:s text:c="24"/># Delete the current line</text:p>
      <text:p text:style-name="Standard">d5w <text:s text:c="23"/># Delete the next 5 words</text:p>
      <text:p text:style-name="P1">5d</text:p>
      <text:p text:style-name="Standard"><text:line-break/><text:line-break/>↩️ Vi – Undo Changes</text:p>
      <text:p text:style-name="Standard"/>
      <text:p text:style-name="Standard">u <text:s text:c="25"/># Undo last action (can be pressed repeatedly)</text:p>
      <text:p text:style-name="Standard">U <text:s text:c="25"/># Undo all changes on the current line</text:p>
      <text:p text:style-name="Standard"/>
      <text:p text:style-name="Standard"/>
      <text:p text:style-name="Standard">* <text:s text:c="6"/># Matches zero or more characters</text:p>
      <text:p text:style-name="Standard">? <text:s text:c="6"/># Matches exactly one character</text:p>
      <text:p text:style-name="Standard">[abc] <text:s text:c="2"/># Matches any one character in the set (a, b, or c)</text:p>
      <text:p text:style-name="Standard">[0-9] <text:s text:c="2"/># Matches any one character in the range 0 to 9</text:p>
      <text:p text:style-name="Standard">[^a-k] <text:s/># Matches any one character NOT in the range a to k</text:p>
      <text:p text:style-name="Standard"/>
      <text:p text:style-name="Standard">ls *[0-9]* <text:s text:c="15"/># Lists files containing any digit</text:p>
      <text:p text:style-name="Standard"/>
      <text:p text:style-name="Standard"/>
      <text:p text:style-name="Standard"/>
      <text:p text:style-name="Standard"><text:soft-page-break/>Examples:</text:p>
      <text:p text:style-name="Standard"/>
      <text:p text:style-name="Standard">ls b* <text:s text:c="20"/># Lists all files/directories starting with 'b'</text:p>
      <text:p text:style-name="Standard">ls *.txt <text:s text:c="17"/># Lists all files ending with '.txt'</text:p>
      <text:p text:style-name="Standard">ls <text:s/>i* <text:s text:c="19"/># Lists files whose second character is 'i'</text:p>
      <text:p text:style-name="Standard">ls *.??? <text:s text:c="17"/># Lists files with three-letter extensions</text:p>
      <text:p text:style-name="Standard">ls [sv]* <text:s text:c="17"/># Lists files starting with 's' or 'v'</text:p>
      <text:p text:style-name="Standard">ls *[0-9]* <text:s text:c="15"/># Lists files containing any digit</text:p>
      <text:p text:style-name="Standard">ls [^a-k]* <text:s text:c="15"/># Lists files starting with any character NOT between a-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5:59:00.416381453</meta:creation-date>
    <dc:date>2025-09-11T17:39:04.878881518</dc:date>
    <meta:editing-duration>PT39M34S</meta:editing-duration>
    <meta:editing-cycles>1</meta:editing-cycles>
    <meta:document-statistic meta:table-count="0" meta:image-count="0" meta:object-count="0" meta:page-count="3" meta:paragraph-count="68" meta:word-count="557" meta:character-count="3825" meta:non-whitespace-character-count="2305"/>
    <meta:generator>LibreOffice/7.3.7.2$Linux_X86_64 LibreOffice_project/30$Build-2</meta:generator>
  </office:meta>
</office:document-meta>
</file>